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courier, monospace"/>
    <style:font-face style:name="route" svg:font-family="route, regular"/>
    <style:font-face style:name="times new roman" svg:font-family="'times new roman', times, 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8.37cm" table:align="center" fo:background-color="transparent">
        <style:background-image/>
      </style:table-properties>
    </style:style>
    <style:style style:name="Tabla1.A" style:family="table-column">
      <style:table-column-properties style:column-width="3.655cm"/>
    </style:style>
    <style:style style:name="Tabla1.B" style:family="table-column">
      <style:table-column-properties style:column-width="2.161cm"/>
    </style:style>
    <style:style style:name="Tabla1.C" style:family="table-column">
      <style:table-column-properties style:column-width="2.554cm"/>
    </style:style>
    <style:style style:name="Tab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a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a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a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a1.A4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a1.B4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Text_20_body">
      <style:paragraph-properties fo:margin-left="0cm" fo:margin-right="0cm" fo:margin-top="0.265cm" fo:margin-bottom="0.247cm" loext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style:writing-mode="lr-tb"/>
      <style:text-properties loext:padding="0cm" loext:border="none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808080" style:font-name="route" fo:font-size="10.5pt" fo:letter-spacing="normal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808080" style:font-name="route" fo:font-size="10.5pt" fo:letter-spacing="normal" fo:font-style="normal" fo:font-weight="normal" fo:background-color="#ddddff" loext:padding="0cm" loext:border="none"/>
    </style:style>
    <style:style style:name="P6" style:family="paragraph" style:parent-style-name="Text_20_body" style:list-style-name="L2">
      <style:paragraph-properties fo:margin-left="0cm" fo:margin-right="0cm" fo:margin-top="0cm" fo:margin-bottom="0.265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808080" style:font-name="route" fo:font-size="10.5pt" fo:letter-spacing="normal" fo:font-style="normal" fo:font-weight="normal" loext:padding="0cm" loext:border="none"/>
    </style:style>
    <style:style style:name="P7" style:family="paragraph" style:parent-style-name="Text_20_body" style:list-style-name="L2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808080" style:font-name="route" fo:font-size="10.5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.794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808080" style:font-name="courier new" fo:font-size="10.5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.794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808080" fo:letter-spacing="normal" loext:padding="0cm" loext:border="none"/>
    </style:style>
    <style:style style:name="P10" style:family="paragraph" style:parent-style-name="Text_20_body">
      <style:paragraph-properties fo:margin-left="0.794cm" fo:margin-right="0cm" fo:margin-top="0cm" fo:margin-bottom="0.265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808080" fo:letter-spacing="normal" loext:padding="0cm" loext:border="none"/>
    </style:style>
    <style:style style:name="P11" style:family="paragraph" style:parent-style-name="Text_20_body" style:list-style-name="L2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808080" style:font-name="route" fo:font-size="10.5pt" fo:letter-spacing="normal" fo:font-style="normal" fo:font-weight="normal" loext:padding="0cm" loext:border="none"/>
    </style:style>
    <style:style style:name="P12" style:family="paragraph" style:parent-style-name="Text_20_body" style:list-style-name="L1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808080" style:font-name="route" fo:font-size="10.5pt" fo:letter-spacing="normal" fo:font-style="normal" fo:font-weight="normal" fo:background-color="#ddddff" loext:padding="0cm" loext:border="none"/>
    </style:style>
    <style:style style:name="P13" style:family="paragraph" style:parent-style-name="Text_20_body" style:list-style-name="L2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808080" style:font-name="route" fo:font-size="10.5pt" fo:letter-spacing="normal" fo:font-style="normal" fo:font-weight="normal" loext:padding="0cm" loext:border="none"/>
    </style:style>
    <style:style style:name="P14" style:family="paragraph" style:parent-style-name="Text_20_body" style:list-style-name="L1">
      <style:paragraph-properties fo:margin-top="0cm" fo:margin-bottom="0.265cm" loext:contextual-spacing="false" style:line-height-at-least="0.529cm" fo:text-align="start" style:justify-single-word="false" fo:orphans="2" fo:widows="2" fo:padding="0cm" fo:border="none"/>
    </style:style>
    <style:style style:name="P15" style:family="paragraph" style:parent-style-name="Heading_20_2">
      <style:text-properties fo:font-variant="normal" fo:text-transform="none" fo:color="#070d77" style:font-name="route" fo:font-size="21pt" fo:letter-spacing="normal" fo:font-style="normal" fo:font-weight="bold"/>
    </style:style>
    <style:style style:name="P16" style:family="paragraph" style:parent-style-name="Table_20_Contents">
      <style:text-properties officeooo:rsid="00097039" officeooo:paragraph-rsid="00097039"/>
    </style:style>
    <style:style style:name="T1" style:family="text">
      <style:text-properties fo:font-variant="normal" fo:text-transform="none" fo:color="#808080" style:font-name="route" fo:font-size="10.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808080" style:font-name="route" fo:font-size="10.5pt" fo:letter-spacing="normal" fo:font-style="normal" fo:font-weight="normal" fo:background-color="#ddddff" loext:char-shading-value="0" loext:padding="0cm" loext:border="none"/>
    </style:style>
    <style:style style:name="T3" style:family="text">
      <style:text-properties fo:font-variant="normal" fo:text-transform="none" fo:color="#808080" style:font-name="route" fo:font-size="10.5pt" fo:letter-spacing="normal" fo:font-style="normal" fo:font-weight="bold" fo:background-color="#ddddff" loext:char-shading-value="0" loext:padding="0cm" loext:border="none"/>
    </style:style>
    <style:style style:name="T4" style:family="text">
      <style:text-properties fo:font-variant="normal" fo:text-transform="none" fo:color="#808080" style:font-name="route" fo:font-size="10.5pt" fo:letter-spacing="normal" fo:font-style="italic" fo:font-weight="normal" fo:background-color="#ddddff" loext:char-shading-value="0" loext:padding="0cm" loext:border="none"/>
    </style:style>
    <style:style style:name="T5" style:family="text">
      <style:text-properties fo:font-variant="normal" fo:text-transform="none" fo:color="#808080" style:font-name="times new roman" fo:font-size="10.5pt" fo:letter-spacing="normal" fo:font-style="italic" fo:font-weight="normal" loext:padding="0cm" loext:border="none"/>
    </style:style>
    <style:style style:name="T6" style:family="text">
      <style:text-properties fo:font-variant="normal" fo:text-transform="none" fo:color="#808080" style:font-name="times new roman" fo:font-size="7.5pt" fo:letter-spacing="normal" fo:font-style="italic" fo:font-weight="normal" loext:padding="0cm" loext:border="none"/>
    </style:style>
    <style:style style:name="T7" style:family="text">
      <style:text-properties loext:padding="0cm" loext:border="none"/>
    </style:style>
    <style:style style:name="T8" style:family="text">
      <style:text-properties fo:font-weight="bold"/>
    </style:style>
    <style:style style:name="T9" style:family="text">
      <style:text-properties fo:font-weight="bold" loext:padding="0cm" loext:border="none"/>
    </style:style>
    <style:style style:name="T10" style:family="text">
      <style:text-properties style:font-name="courier new" fo:font-size="10.5pt" fo:font-style="normal" fo:font-weight="normal"/>
    </style:style>
    <style:style style:name="T11" style:family="text">
      <style:text-properties officeooo:rsid="0009703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ddffdd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0.824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2">Práctica 2.1. Los <text:span text:style-name="T11">corredores</text:span> locos</text:h>
      <text:section text:style-name="Sect1" text:name="intro">
        <text:p text:style-name="P1"/>
        <text:section text:style-name="Sect1" text:name="yui_3_17_2_1_1538652534864_414">
          <text:p text:style-name="P2">Vamos a desarrollar una página web donde se represente una carrera entre tres contendientes.</text:p>
          <text:p text:style-name="P3">Los contendientes serán representados mediante imágenes diferenciadas, que se adjuntan a este enunciado.</text:p>
          <text:p text:style-name="P4"><text:span text:style-name="T1">Cada contendiente tendrá una ventaja y un hándicap. La ventaja es su velocidad al correr y su hándicap es un retroceso o una detención en la carrera. Cada uno de los contendientes tendrá una probabilidad </text:span><text:span text:style-name="Emphasis"><text:span text:style-name="T5">P</text:span></text:span><text:span text:style-name="Emphasis"><text:span text:style-name="T6">i</text:span></text:span><text:span text:style-name="T1"> de aprovechar su ventaja y una probabilidad </text:span><text:span text:style-name="Emphasis"><text:span text:style-name="T5">1-P</text:span></text:span><text:span text:style-name="Emphasis"><text:span text:style-name="T6">i</text:span></text:span><text:span text:style-name="T1"> de sufrir su hándicap.</text:span></text:p>
          <text:p text:style-name="P3"><text:bookmark text:name="yui_3_17_2_1_1538652534864_413"/>La representación la realizaremos mediante la impresión por pantalla de la imagen correspondiente, dejando a la izquierda tantos espacios como casillas haya avanzado el contendiente. Gana el primer contendiente que llegue la meta, que se encuentra en la casilla 200.</text:p>
          <text:p text:style-name="P3">En el caso de que un contendiente tenga como hándicap el retroceso, éste no podrá hacerle retroceder más allá de la línea de meta.</text:p>
          <text:p text:style-name="P3">La tabla de ventajas y hándicaps se muestra a continuación:</text:p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row>
              <table:table-cell table:style-name="Tabla1.A1" office:value-type="string">
                <text:p text:style-name="Table_20_Contents"><text:span text:style-name="Strong_20_Emphasis"><text:span text:style-name="T8">CONTENDIENTE</text:span></text:span></text:p>
              </table:table-cell>
              <table:table-cell table:style-name="Tabla1.B1" office:value-type="string">
                <text:p text:style-name="Table_20_Contents"><text:span text:style-name="Strong_20_Emphasis"><text:span text:style-name="T8">VENTAJA</text:span></text:span></text:p>
              </table:table-cell>
              <table:table-cell table:style-name="Tabla1.B1" office:value-type="string">
                <text:p text:style-name="Table_20_Contents"><text:span text:style-name="Strong_20_Emphasis"><text:span text:style-name="T8">HÁNDICAP</text:span></text:span></text:p>
              </table:table-cell>
            </table:table-row>
            <table:table-row>
              <table:table-cell table:style-name="Tabla1.A2" office:value-type="string">
                <text:p text:style-name="P16">Contendiente 1</text:p>
              </table:table-cell>
              <table:table-cell table:style-name="Tabla1.B2" office:value-type="string">
                <text:p text:style-name="Table_20_Contents"><text:span text:style-name="T11">2</text:span> (75%)</text:p>
              </table:table-cell>
              <table:table-cell table:style-name="Tabla1.B2" office:value-type="string">
                <text:p text:style-name="Table_20_Contents">0 (25%)</text:p>
              </table:table-cell>
            </table:table-row>
            <table:table-row>
              <table:table-cell table:style-name="Tabla1.A2" office:value-type="string">
                <text:p text:style-name="P16">Contendiente 2</text:p>
              </table:table-cell>
              <table:table-cell table:style-name="Tabla1.B2" office:value-type="string">
                <text:p text:style-name="Table_20_Contents"><text:span text:style-name="T11">4</text:span> (50%)</text:p>
              </table:table-cell>
              <table:table-cell table:style-name="Tabla1.B2" office:value-type="string">
                <text:p text:style-name="Table_20_Contents">-<text:span text:style-name="T11">1</text:span> (50%)</text:p>
              </table:table-cell>
            </table:table-row>
            <table:table-row>
              <table:table-cell table:style-name="Tabla1.A4" office:value-type="string">
                <text:p text:style-name="P16">Contendiente 3</text:p>
              </table:table-cell>
              <table:table-cell table:style-name="Tabla1.B4" office:value-type="string">
                <text:p text:style-name="Table_20_Contents"><text:span text:style-name="T11">6</text:span> (25%)</text:p>
              </table:table-cell>
              <table:table-cell table:style-name="Tabla1.B4" office:value-type="string">
                <text:p text:style-name="Table_20_Contents">0 (75%)</text:p>
              </table:table-cell>
            </table:table-row>
          </table:table>
          <text:p text:style-name="P3">Todos los contendientes participarán en el mismo turno. Cada turno vendrá indicado justo encima de donde se represente la carrera. A su vez, cada turno se representará debajo del anterior.</text:p>
          <text:p text:style-name="P3">La carrera terminará cuando el último contendiente llegue a meta, momento en el que se imprimirá por pantalla el pódium resultante.</text:p>
          <text:p text:style-name="P3">El tiempo transcurrido entre un turno y otro vendrá determinado por una función sleep, que tendremos que desarrollar, y cuyo pseudocódigo es el siguiente:</text:p>
          <text:p text:style-name="P8">función esperar(milisegundos) {</text:p>
          <text:p text:style-name="P9">   <text:span text:style-name="T10">fecha_de_referencia = Sistema.fecha_actual();</text:span></text:p>
          <text:p text:style-name="P10">   <text:span text:style-name="T10">while (Sistema.fecha_actual() &lt; fecha_de_referencia + milisegundos) {</text:span></text:p>
          <text:p text:style-name="P10">   <text:span text:style-name="T10">}</text:span></text:p>
          <text:p text:style-name="P8">}</text:p>
          <text:p text:style-name="P4"><text:span text:style-name="Strong_20_Emphasis"><text:span text:style-name="T3">Requisitos de entrega:</text:span></text:span></text:p>
          <text:list xml:id="list3760732817" text:style-name="L1">
            <text:list-item>
              <text:p text:style-name="P5">Sube el proyecto comprimido en formato ZIP.</text:p>
            </text:list-item>
            <text:list-item>
              <text:p text:style-name="P12">Indenta adecuadamente el código y usa los comentarios que consideres oportunos.</text:p>
            </text:list-item>
            <text:list-item>
              <text:p text:style-name="P12">Elimina las importaciones de librerías que no uses.</text:p>
            </text:list-item>
            <text:list-item>
              <text:p text:style-name="P14"><text:span text:style-name="T2">Recuerda que el proyecto deberá disponer de un ejecutable en la carpeta </text:span><text:span text:style-name="Emphasis"><text:span text:style-name="T4">dist</text:span></text:span><text:span text:style-name="T2">.</text:span></text:p>
            </text:list-item>
          </text:list>
          <text:section text:style-name="Sect2" text:name="yui_3_17_2_1_1538652534864_427">
            <text:p text:style-name="P4"><text:soft-page-break/><text:span text:style-name="Strong_20_Emphasis"><text:span text:style-name="T9">Criterios de calificación:</text:span></text:span></text:p>
            <text:list xml:id="list442665604" text:style-name="L2">
              <text:list-item>
                <text:p text:style-name="P6">Requisitos mínimos (70%):</text:p>
                <text:list>
                  <text:list-item>
                    <text:p text:style-name="P7">Deberán estar implementadas todas las funcionalidades descritas.</text:p>
                  </text:list-item>
                  <text:list-item>
                    <text:p text:style-name="P11">Los contendientes con hándicap negativo no podrán retroceder más atrás de la línea de meta.</text:p>
                  </text:list-item>
                </text:list>
              </text:list-item>
              <text:list-item>
                <text:p text:style-name="P13">Buenas prácticas de programación (20%):</text:p>
                <text:list>
                  <text:list-item>
                    <text:p text:style-name="P7">Sólo se valorará si se obtienen al menos 5 puntos de 7 en el apartado anterior.</text:p>
                  </text:list-item>
                  <text:list-item>
                    <text:p text:style-name="P11">Código mínimo imprescindible.</text:p>
                  </text:list-item>
                  <text:list-item>
                    <text:p text:style-name="P11">Código optimizado.</text:p>
                  </text:list-item>
                  <text:list-item>
                    <text:p text:style-name="P11">Comentarios necesarios y suficientes.</text:p>
                  </text:list-item>
                  <text:list-item>
                    <text:p text:style-name="P11">Variables y métodos con nombres significativos y autoexplicativos.</text:p>
                  </text:list-item>
                </text:list>
              </text:list-item>
              <text:list-item>
                <text:p text:style-name="P13">Originalidad y creatividad (10%). Se valorarán positivamente las aportaciones creativas o innovadoras para enriquecer la aplicación:</text:p>
                <text:list>
                  <text:list-item>
                    <text:p text:style-name="P7">Sólo se valorará si se obtienen al menos 7 puntos de 9 entre los dos apartados anteriores.</text:p>
                  </text:list-item>
                  <text:list-item>
                    <text:p text:style-name="P11">Se valorarán como máximo dos aportaciones.</text:p>
                  </text:list-item>
                </text:list>
              </text:list-item>
            </text:list>
            <text:p text:style-name="P3">El plagio o la incapacidad de defender la entrega se calificará con un cero.</text:p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courier, monospace"/>
    <style:font-face style:name="route" svg:font-family="route, regular"/>
    <style:font-face style:name="times new roman" svg:font-family="'times new roman', times, 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2:30:32.117000000</meta:creation-date>
    <dc:date>2018-10-04T12:31:52.275000000</dc:date>
    <meta:editing-duration>PT1M20S</meta:editing-duration>
    <meta:editing-cycles>1</meta:editing-cycles>
    <meta:document-statistic meta:table-count="1" meta:image-count="0" meta:object-count="0" meta:page-count="2" meta:paragraph-count="46" meta:word-count="442" meta:character-count="2806" meta:non-whitespace-character-count="2417"/>
    <meta:generator>LibreOffice/6.1.0.3$Windows_X86_64 LibreOffice_project/efb621ed25068d70781dc026f7e9c5187a4decd1</meta:generator>
  </office:meta>
</office:document-meta>
</file>